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1d02a8" officeooo:paragraph-rsid="001d02a8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d02a8"/>
    </style:style>
    <style:style style:name="T3" style:family="text">
      <style:text-properties officeooo:rsid="001e4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pp für die Lagerstanderfassung und Organisation</text:span></text:p>
      <text:p text:style-name="Standard"/>
      <text:p text:style-name="Standard">Allgemeine Information:</text:p>
      <text:list xml:id="list2335941218" text:style-name="WWNum1">
        <text:list-item>
          <text:p text:style-name="P1">Erfassung von Artikeln per Scan-Code z.B. QR-Code</text:p>
          <text:list>
            <text:list-item>
              <text:p text:style-name="P2">check</text:p>
            </text:list-item>
          </text:list>
        </text:list-item>
        <text:list-item>
          <text:p text:style-name="P1">Erstellen von Scan-Codes zum Erweitern der Datenbank</text:p>
          <text:list>
            <text:list-item>
              <text:p text:style-name="P2">check</text:p>
            </text:list-item>
          </text:list>
        </text:list-item>
        <text:list-item>
          <text:p text:style-name="P1">Möglichkeit zum Soll/Ist Bestandsvergleich</text:p>
          <text:list>
            <text:list-item>
              <text:p text:style-name="P2">Ist damit eine Art manuelle Inventuroption gemeint? →<text:span text:style-name="T3"> JA (erstmal optional)</text:span></text:p>
            </text:list-item>
          </text:list>
        </text:list-item>
        <text:list-item>
          <text:p text:style-name="P1">Wofür in feste Gruppierungen (z.B. drop down) und sonstiges</text:p>
          <text:list>
            <text:list-item>
              <text:p text:style-name="P1">→<text:span text:style-name="T3"> Zu jeder Entnahme kommt optional eine Gruppierung dazu</text:span></text:p>
            </text:list-item>
          </text:list>
        </text:list-item>
        <text:list-item>
          <text:p text:style-name="P1">Semesterweise Auswertung der Entnahme</text:p>
          <text:list>
            <text:list-item>
              <text:p text:style-name="P1">? <text:span text:style-name="T2">Erklärung</text:span></text:p>
            </text:list-item>
          </text:list>
        </text:list-item>
        <text:list-item>
          <text:p text:style-name="P1">Warnung per Mail an definierte E-Mail-Adresse von ein Artikel einen definierten Lagerstand unterschreitet</text:p>
          <text:list>
            <text:list-item>
              <text:p text:style-name="P2">nice to have!</text:p>
            </text:list-item>
            <text:list-item>
              <text:p text:style-name="P2">https://docs.atlas.mongodb.com/triggers/</text:p>
            </text:list-item>
          </text:list>
        </text:list-item>
        <text:list-item>
          <text:p text:style-name="P1">Nachvollziehbarkeit wer, wann, was und wofür entnommen hat z.B. Marc 5 Motoren am 12.12.12 für ELRT Rakete</text:p>
          <text:list>
            <text:list-item>
              <text:p text:style-name="P2">Vorschlag: Eine Datenbank für den Bestand, eine Datenbank für Ausleihe</text:p>
            </text:list-item>
            <text:list-item>
              <text:p text:style-name="P2">→ Beziehung zwischen Bestand und Ausleihe</text:p>
            </text:list-item>
          </text:list>
        </text:list-item>
      </text:list>
      <text:p text:style-name="List_20_Paragraph"/>
      <text:p text:style-name="Standard"><text:bookmark text:name="_GoBack"/>Artikel soll folgende Informationen enthalten:</text:p>
      <text:list xml:id="list123646805137916" text:continue-numbering="true" text:style-name="WWNum1">
        <text:list-item>
          <text:p text:style-name="P1">Ortsangabe wo sich der Artikel befindet z.B. Schrank 4 Platz 5</text:p>
        </text:list-item>
        <text:list-item>
          <text:p text:style-name="P1">Wo gekauft</text:p>
        </text:list-item>
        <text:list-item>
          <text:p text:style-name="P1">Stückpreis</text:p>
        </text:list-item>
        <text:list-item>
          <text:p text:style-name="P1">Herstellerangaben</text:p>
        </text:list-item>
        <text:list-item>
          <text:p text:style-name="P1">Mindestmenge im Lagerbestand</text:p>
        </text:list-item>
      </text:list>
      <text:p text:style-name="Standard"/>
      <text:p text:style-name="Standard">Softwaredetails:</text:p>
      <text:list xml:id="list123646456844983" text:continue-numbering="true" text:style-name="WWNum1">
        <text:list-item>
          <text:p text:style-name="P1">App kann muss aber nicht nur auf einem Gerät laufen</text:p>
        </text:list-item>
        <text:list-item>
          <text:p text:style-name="P1">Datenbank kann in einer seriösen und kostenlosen Cloud liegen</text:p>
        </text:list-item>
      </text:list>
      <text:p text:style-name="Standard"/>
      <text:p text:style-name="Standard"/>
      <text:p text:style-name="Standard"/>
      <text:p text:style-name="Standard">Bestätigung Projektkooperation</text:p>
      <text:p text:style-name="Standard"/>
      <text:p text:style-name="Standard">Hiermit bestätigen wir die Projektkooperation zwischen Herr XY und der TU Berlin, FG Luftfahrzeugbau und Leichtbau zum Thema „“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prewitz</meta:initial-creator>
    <meta:editing-cycles>10</meta:editing-cycles>
    <meta:creation-date>2019-12-15T18:00:00</meta:creation-date>
    <dc:date>2019-12-20T12:36:44.531000000</dc:date>
    <meta:editing-duration>PT1H44M46S</meta:editing-duration>
    <meta:generator>LibreOffice/6.3.0.4$Windows_X86_64 LibreOffice_project/057fc023c990d676a43019934386b85b21a9ee99</meta:generator>
    <meta:document-statistic meta:table-count="0" meta:image-count="0" meta:object-count="0" meta:page-count="1" meta:paragraph-count="29" meta:word-count="200" meta:character-count="1320" meta:non-whitespace-character-count="11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